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1"/>
    <style:style style:name="T1" style:family="text">
      <style:text-properties style:font-name="Arial" fo:language="el" fo:country="GR"/>
    </style:style>
    <style:style style:name="T2" style:family="text">
      <style:text-properties style:font-name="Arial" fo:language="en" fo:country="US"/>
    </style:style>
    <style:style style:name="T3" style:family="text">
      <style:text-properties fo:language="en" fo:country="US"/>
    </style:style>
    <style:style style:name="T4" style:family="text">
      <style:text-properties fo:language="el" fo:country="GR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Η</text:span>μερολόγιο <text:span text:style-name="T3">Project</text:span></text:p>
      <text:p text:style-name="P1"><text:span text:style-name="T3"/></text:p>
      <text:p text:style-name="P1"><text:span text:style-name="T3"/></text:p>
      <text:p text:style-name="P1"><text:span text:style-name="T3"/></text:p>
      <text:list xml:id="list809244608240226471" text:style-name="L1">
        <text:list-item>
          <text:p text:style-name="P3"><text:span text:style-name="T4">Τη</text:span><text:span text:style-name="T3"> </text:span><text:span text:style-name="T4">πρώτη</text:span><text:span text:style-name="T3"> </text:span><text:span text:style-name="T4">εβδομάδα</text:span><text:span text:style-name="T3"> <text:s/>υλοποίησα </text:span><text:span text:style-name="T4">τα </text:span><text:span text:style-name="T3">user stories.</text:span></text:p>
          <text:p text:style-name="P3"><text:span text:style-name="T3"/></text:p>
        </text:list-item>
        <text:list-item>
          <text:p text:style-name="P4"><text:span text:style-name="T1">Τη δέυτερη εβδομάδα έψαξα και διάβασα για τα προγράμματα που μας ανατέθηκαν να χρησιμοποιήσουμε για την εργασία και παράλληλα </text:span><text:span text:style-name="T2">Java </text:span><text:span text:style-name="T1">απο βίντεο στο </text:span><text:span text:style-name="T2">youtube </text:span><text:span text:style-name="T1">για αρχή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1T23:59:14.23</meta:creation-date>
    <meta:document-statistic meta:table-count="0" meta:image-count="0" meta:object-count="0" meta:page-count="1" meta:paragraph-count="3" meta:word-count="37" meta:character-count="228"/>
    <dc:date>2017-11-01T00:14:31.66</dc:date>
    <meta:editing-duration>PT6S</meta:editing-duration>
    <meta:editing-cycles>1</meta:editing-cycles>
    <meta:generator>OpenOffice/4.1.3$Win32 OpenOffice.org_project/413m1$Build-9783</meta:generator>
  </office:meta>
</office:document-meta>
</file>